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form="urn:oasis:names:tc:opendocument:xmlns:form:1.0" xmlns:script="urn:oasis:names:tc:opendocument:xmlns:script:1.0" xmlns:dom="http://www.w3.org/2001/xml-events" office:version="1.0">
  <office:scripts/>
  <office:font-face-decls/>
  <office:body>
    <office:text>
      <text:h text:style-name="Default"><text:s text:c="1"/>1<text:s text:c="2"/><text:span text:style-name="style2">// jolly<text:s text:c="2"/>jumpers</text:span></text:h>
      <text:h text:style-name="Default"><text:s text:c="1"/>2<text:s text:c="2"/><text:span text:style-name="style2">//10038</text:span></text:h>
      <text:h text:style-name="Default"><text:s text:c="1"/>3<text:s text:c="2"/><text:span text:style-name="style9">#include&lt;stdio.h&gt;</text:span></text:h>
      <text:h text:style-name="Default"><text:s text:c="1"/>4<text:s text:c="2"/><text:span text:style-name="style5">int </text:span><text:span text:style-name="style11">main</text:span><text:span text:style-name="style10">()</text:span></text:h>
      <text:h text:style-name="Default"><text:s text:c="1"/>5<text:s text:c="2"/></text:h>
      <text:h text:style-name="Default"><text:s text:c="1"/>6<text:s text:c="2"/><text:span text:style-name="style10">{</text:span></text:h>
      <text:h text:style-name="Default"><text:s text:c="1"/>7<text:s text:c="2"/><text:s text:c="4"/><text:span text:style-name="style5">int </text:span><text:span text:style-name="style11">i</text:span><text:span text:style-name="style10">,</text:span><text:span text:style-name="style11">tst</text:span><text:span text:style-name="style10">,</text:span><text:span text:style-name="style11">n</text:span><text:span text:style-name="style10">,</text:span><text:span text:style-name="style11">d</text:span><text:span text:style-name="style10">,</text:span><text:span text:style-name="style11">start</text:span><text:span text:style-name="style10">,</text:span><text:span text:style-name="style11">far</text:span><text:span text:style-name="style10">=</text:span><text:span text:style-name="style4">1</text:span><text:span text:style-name="style10">;</text:span></text:h>
      <text:h text:style-name="Default"><text:s text:c="1"/>8<text:s text:c="2"/><text:s text:c="4"/><text:span text:style-name="style5">while</text:span><text:span text:style-name="style10">(</text:span><text:span text:style-name="style4">1</text:span><text:span text:style-name="style10">)</text:span></text:h>
      <text:h text:style-name="Default"><text:s text:c="1"/>9<text:s text:c="2"/><text:s text:c="4"/><text:span text:style-name="style10">{</text:span></text:h>
      <text:h text:style-name="Default">10<text:s text:c="2"/><text:s text:c="4"/><text:span text:style-name="style11">scanf</text:span><text:span text:style-name="style10">(</text:span><text:span text:style-name="style6">"%d"</text:span><text:span text:style-name="style10">,&amp;</text:span><text:span text:style-name="style11">tst</text:span><text:span text:style-name="style10">);</text:span></text:h>
      <text:h text:style-name="Default">11<text:s text:c="2"/><text:s text:c="4"/><text:span text:style-name="style11">scanf</text:span><text:span text:style-name="style10">(</text:span><text:span text:style-name="style6">"%d"</text:span><text:span text:style-name="style10">,&amp;</text:span><text:span text:style-name="style11">start</text:span><text:span text:style-name="style10">);</text:span></text:h>
      <text:h text:style-name="Default">12<text:s text:c="2"/><text:s text:c="4"/><text:span text:style-name="style5">for </text:span><text:span text:style-name="style10">(</text:span><text:span text:style-name="style11">i</text:span><text:span text:style-name="style10">=</text:span><text:span text:style-name="style11">tst</text:span><text:span text:style-name="style10">;</text:span><text:span text:style-name="style11">i</text:span><text:span text:style-name="style10">&gt;</text:span><text:span text:style-name="style4">1</text:span><text:span text:style-name="style10">;</text:span><text:span text:style-name="style11">i</text:span><text:span text:style-name="style10">--)</text:span></text:h>
      <text:h text:style-name="Default">13<text:s text:c="2"/><text:s text:c="4"/><text:span text:style-name="style10">{</text:span></text:h>
      <text:h text:style-name="Default">14<text:s text:c="2"/><text:s text:c="8"/><text:span text:style-name="style11">scanf</text:span><text:span text:style-name="style10">(</text:span><text:span text:style-name="style6">"%d"</text:span><text:span text:style-name="style10">,&amp;</text:span><text:span text:style-name="style11">n</text:span><text:span text:style-name="style10">);</text:span></text:h>
      <text:h text:style-name="Default">15<text:s text:c="2"/><text:s text:c="8"/><text:span text:style-name="style5">if</text:span><text:span text:style-name="style10">(</text:span><text:span text:style-name="style11">n</text:span><text:span text:style-name="style10">&gt;</text:span><text:span text:style-name="style11">start</text:span><text:span text:style-name="style10">)</text:span></text:h>
      <text:h text:style-name="Default">16<text:s text:c="2"/><text:s text:c="11"/><text:span text:style-name="style10">{</text:span></text:h>
      <text:h text:style-name="Default">17<text:s text:c="2"/><text:s text:c="16"/><text:span text:style-name="style11">d</text:span><text:span text:style-name="style10">=(</text:span><text:span text:style-name="style11">n</text:span><text:span text:style-name="style10">-</text:span><text:span text:style-name="style11">start</text:span><text:span text:style-name="style10">);</text:span></text:h>
      <text:h text:style-name="Default">18<text:s text:c="2"/><text:s text:c="11"/><text:span text:style-name="style10">}</text:span></text:h>
      <text:h text:style-name="Default">19<text:s text:c="2"/><text:s text:c="8"/><text:span text:style-name="style5">else</text:span></text:h>
      <text:h text:style-name="Default">20<text:s text:c="2"/><text:s text:c="12"/><text:span text:style-name="style10">{</text:span></text:h>
      <text:h text:style-name="Default">21<text:s text:c="2"/><text:s text:c="16"/><text:span text:style-name="style11">d</text:span><text:span text:style-name="style10">=</text:span><text:span text:style-name="style11">start</text:span><text:span text:style-name="style10">-</text:span><text:span text:style-name="style11">n</text:span><text:span text:style-name="style10">;</text:span></text:h>
      <text:h text:style-name="Default">22<text:s text:c="2"/><text:s text:c="12"/><text:span text:style-name="style10">}</text:span></text:h>
      <text:h text:style-name="Default">23<text:s text:c="2"/></text:h>
      <text:h text:style-name="Default">24<text:s text:c="2"/></text:h>
      <text:h text:style-name="Default">25<text:s text:c="2"/><text:s text:c="8"/><text:span text:style-name="style11">start</text:span><text:span text:style-name="style10">=</text:span><text:span text:style-name="style11">n</text:span><text:span text:style-name="style10">;</text:span></text:h>
      <text:h text:style-name="Default">26<text:s text:c="2"/><text:s text:c="8"/><text:span text:style-name="style5">if</text:span><text:span text:style-name="style10">(</text:span><text:span text:style-name="style11">d</text:span><text:span text:style-name="style10">!=</text:span><text:span text:style-name="style11">i</text:span><text:span text:style-name="style10">-</text:span><text:span text:style-name="style4">1</text:span><text:span text:style-name="style10">)</text:span></text:h>
      <text:h text:style-name="Default">27<text:s text:c="2"/><text:s text:c="8"/><text:span text:style-name="style10">{</text:span></text:h>
      <text:h text:style-name="Default">28<text:s text:c="2"/><text:s text:c="12"/><text:span text:style-name="style11">far</text:span><text:span text:style-name="style10">=</text:span><text:span text:style-name="style4">0</text:span><text:span text:style-name="style10">;</text:span></text:h>
      <text:h text:style-name="Default">29<text:s text:c="2"/><text:s text:c="8"/><text:span text:style-name="style10">}</text:span></text:h>
      <text:h text:style-name="Default">30<text:s text:c="2"/></text:h>
      <text:h text:style-name="Default">31<text:s text:c="2"/><text:s text:c="4"/><text:span text:style-name="style10">}</text:span></text:h>
      <text:h text:style-name="Default">32<text:s text:c="2"/><text:s text:c="4"/><text:span text:style-name="style5">if</text:span><text:span text:style-name="style10">(</text:span><text:span text:style-name="style11">far</text:span><text:span text:style-name="style10">==</text:span><text:span text:style-name="style4">0</text:span><text:span text:style-name="style10">)</text:span></text:h>
      <text:h text:style-name="Default">33<text:s text:c="2"/><text:s text:c="4"/><text:span text:style-name="style10">{</text:span></text:h>
      <text:h text:style-name="Default">34<text:s text:c="2"/><text:s text:c="8"/><text:span text:style-name="style11">printf</text:span><text:span text:style-name="style10">(</text:span><text:span text:style-name="style6">"Not jolly\n"</text:span><text:span text:style-name="style10">);</text:span></text:h>
      <text:h text:style-name="Default">35<text:s text:c="2"/><text:s text:c="4"/><text:span text:style-name="style10">}</text:span></text:h>
      <text:h text:style-name="Default">36<text:s text:c="2"/><text:s text:c="4"/><text:span text:style-name="style5">else</text:span></text:h>
      <text:h text:style-name="Default">37<text:s text:c="2"/><text:s text:c="4"/><text:span text:style-name="style10">{</text:span></text:h>
      <text:h text:style-name="Default">38<text:s text:c="2"/><text:s text:c="8"/><text:span text:style-name="style11">printf</text:span><text:span text:style-name="style10">(</text:span><text:span text:style-name="style6">"Jolly\n"</text:span><text:span text:style-name="style10">);</text:span></text:h>
      <text:h text:style-name="Default">39<text:s text:c="2"/><text:s text:c="4"/><text:span text:style-name="style10">}</text:span></text:h>
      <text:h text:style-name="Default">40<text:s text:c="2"/><text:span text:style-name="style10">}</text:span></text:h>
      <text:h text:style-name="Default">41<text:s text:c="2"/><text:span text:style-name="style10">}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dom="http://www.w3.org/2001/xml-events" office:version="1.0">
  <office:font-face-decls>
    <style:font-face style:name="Courier New" svg:font-family="Courier New"/>
  </office:font-face-decls>
  <office:styles>
    <style:style style:family="paragraph" style:name="Default" style:display-name="Default" style:parent-style-name="Standard" style:class="text">
      <style:text-properties style:font-name="Courier New" fo:font-size="12pt"/>
    </style:style>
    <style:style style:name="style0" style:family="text">
      <style:text-properties style:font-name="Courier New" fo:color="#000000" fo:background-color="#ffffff"/>
    </style:style>
    <style:style style:name="style11" style:family="text">
      <style:text-properties style:font-name="Courier New" fo:color="#000000" fo:background-color="#ffffff"/>
    </style:style>
    <style:style style:name="style64" style:family="text">
      <style:text-properties style:font-name="Courier New" fo:color="#c8c8c8"/>
    </style:style>
    <style:style style:name="style72" style:family="text">
      <style:text-properties style:font-name="Courier New" fo:color="#c8c8c8"/>
    </style:style>
    <style:style style:name="style75" style:family="text">
      <style:text-properties style:font-name="Courier New" fo:color="#c8c8c8"/>
    </style:style>
    <style:style style:name="style1" style:family="text">
      <style:text-properties style:font-name="Courier New" fo:color="#a0a0a0"/>
    </style:style>
    <style:style style:name="style23" style:family="text">
      <style:text-properties style:font-name="Courier New" fo:color="#a0a0a0"/>
    </style:style>
    <style:style style:name="style65" style:family="text">
      <style:text-properties style:font-name="Courier New" fo:color="#a0a0a0"/>
    </style:style>
    <style:style style:name="style87" style:family="text">
      <style:text-properties style:font-name="Courier New" fo:color="#a0a0a0"/>
    </style:style>
    <style:style style:name="style2" style:family="text">
      <style:text-properties style:font-name="Courier New" fo:color="#bebee6"/>
    </style:style>
    <style:style style:name="style66" style:family="text">
      <style:text-properties style:font-name="Courier New" fo:color="#bebee6"/>
    </style:style>
    <style:style style:name="style3" style:family="text">
      <style:text-properties style:font-name="Courier New" fo:color="#8080ff" fo:font-weight="bold"/>
    </style:style>
    <style:style style:name="style67" style:family="text">
      <style:text-properties style:font-name="Courier New" fo:color="#8080ff" fo:font-weight="bold"/>
    </style:style>
    <style:style style:name="style15" style:family="text">
      <style:text-properties style:font-name="Courier New" fo:color="#8080ff" fo:font-weight="bold"/>
    </style:style>
    <style:style style:name="style79" style:family="text">
      <style:text-properties style:font-name="Courier New" fo:color="#8080ff" fo:font-weight="bold"/>
    </style:style>
    <style:style style:name="style17" style:family="text">
      <style:text-properties style:font-name="Courier New" fo:color="#008080"/>
    </style:style>
    <style:style style:name="style81" style:family="text">
      <style:text-properties style:font-name="Courier New" fo:color="#008080"/>
    </style:style>
    <style:style style:name="style18" style:family="text">
      <style:text-properties style:font-name="Courier New" fo:color="#800000"/>
    </style:style>
    <style:style style:name="style82" style:family="text">
      <style:text-properties style:font-name="Courier New" fo:color="#800000"/>
    </style:style>
    <style:style style:name="style4" style:family="text">
      <style:text-properties style:font-name="Courier New" fo:color="#f000f0"/>
    </style:style>
    <style:style style:name="style68" style:family="text">
      <style:text-properties style:font-name="Courier New" fo:color="#f0c8f0"/>
    </style:style>
    <style:style style:name="style5" style:family="text">
      <style:text-properties style:font-name="Courier New" fo:color="#0000a0" fo:font-weight="bold"/>
    </style:style>
    <style:style style:name="style69" style:family="text">
      <style:text-properties style:font-name="Courier New" fo:color="#8787c8" fo:font-weight="bold"/>
    </style:style>
    <style:style style:name="style16" style:family="text">
      <style:text-properties style:font-name="Courier New" fo:color="#00a000" fo:font-weight="bold"/>
    </style:style>
    <style:style style:name="style80" style:family="text">
      <style:text-properties style:font-name="Courier New" fo:color="#9ac89a" fo:font-weight="bold"/>
    </style:style>
    <style:style style:name="style19" style:family="text">
      <style:text-properties style:font-name="Courier New" fo:color="#be00be" fo:font-weight="bold"/>
    </style:style>
    <style:style style:name="style83" style:family="text">
      <style:text-properties style:font-name="Courier New" fo:color="#be89be" fo:font-weight="bold"/>
    </style:style>
    <style:style style:name="style6" style:family="text">
      <style:text-properties style:font-name="Courier New" fo:color="#0000ff"/>
    </style:style>
    <style:style style:name="style12" style:family="text">
      <style:text-properties style:font-name="Courier New" fo:color="#0000ff"/>
    </style:style>
    <style:style style:name="style70" style:family="text">
      <style:text-properties style:font-name="Courier New" fo:color="#bebeff"/>
    </style:style>
    <style:style style:name="style76" style:family="text">
      <style:text-properties style:font-name="Courier New" fo:color="#bebeff"/>
    </style:style>
    <style:style style:name="style7" style:family="text">
      <style:text-properties style:font-name="Courier New" fo:color="#e0a000"/>
    </style:style>
    <style:style style:name="style71" style:family="text">
      <style:text-properties style:font-name="Courier New" fo:color="#e0ce9f"/>
    </style:style>
    <style:style style:name="style8" style:family="text">
      <style:text-properties style:font-name="Courier New" fo:color="#000000"/>
    </style:style>
    <style:style style:name="style9" style:family="text">
      <style:text-properties style:font-name="Courier New" fo:color="#00a000"/>
    </style:style>
    <style:style style:name="style73" style:family="text">
      <style:text-properties style:font-name="Courier New" fo:color="#84a084"/>
    </style:style>
    <style:style style:name="style10" style:family="text">
      <style:text-properties style:font-name="Courier New" fo:color="#ff0000"/>
    </style:style>
    <style:style style:name="style74" style:family="text">
      <style:text-properties style:font-name="Courier New" fo:color="#ffc8c8"/>
    </style:style>
    <style:style style:name="style34" style:family="text">
      <style:text-properties style:font-name="Courier New" fo:color="#000000" fo:background-color="#80ffff" fo:font-weight="bold"/>
    </style:style>
    <style:style style:name="style35" style:family="text">
      <style:text-properties style:font-name="Courier New" fo:color="#ffffff" fo:background-color="#ff0000" fo:font-weight="bold"/>
    </style:style>
    <style:style style:name="style50" style:family="text">
      <style:text-properties style:font-name="Courier New" fo:color="#404080" fo:font-style="italic"/>
    </style:style>
    <style:style style:name="style114" style:family="text">
      <style:text-properties style:font-name="Courier New" fo:color="#8585ac" fo:font-style="italic"/>
    </style:style>
  </office: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Code::Blocks Source Exporter plugin</meta:generator>
    <dc:title>Source file exported from Code::Blocks Source Exporter plugin</dc:title>
  </office:meta>
</office:document-meta>
</file>